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0"><text:span text:style-name="T7">do text</text:span></text:p><text:p text:style-name="P10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10"><text:span text:style-name="T7">do text if not len(self.getApplicants()) &gt; 1</text:span></text:p><text:p text:style-name="P10"><text:span text:style-name="T7">from xhtml(applicantobj.getSignaletic(withaddress=True,linebyline=True))</text:span></text:p></office:annotation></text:p><text:p text:style-name="P2"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0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0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9">Décision concernant votr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10"><text:span text:style-name="T7">do text</text:span></text:p><text:p text:style-name="P10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displayValue(urbanEventObj.listDecisions(), urbanEventObj.getDecision()).upper()</text:text-input></text:span>.</text:p>
      <text:p text:style-name="UrbanBody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0"><text:span text:style-name="T7">do text</text:span></text:p><text:p text:style-name="P10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12:15</dc:date>
    <dc:language>fr-FR</dc:language>
    <meta:editing-cycles>70</meta:editing-cycles>
    <meta:editing-duration>P1DT7H38M49S</meta:editing-duration>
    <dc:creator>sde </dc:creator>
    <meta:document-statistic meta:table-count="0" meta:image-count="0" meta:object-count="0" meta:page-count="1" meta:paragraph-count="20" meta:word-count="140" meta:character-count="1319"/>
    <meta:user-defined meta:name="Info 1"/>
    <meta:user-defined meta:name="Info 2"/>
    <meta:user-defined meta:name="Info 3"/>
    <meta:user-defined meta:name="Info 4"/>
  </office:meta>
</office:document-meta>
</file>